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d24c6" officeooo:paragraph-rsid="001d24c6"/>
    </style:style>
    <style:style style:name="P2" style:family="paragraph" style:parent-style-name="Standard">
      <style:text-properties officeooo:rsid="001df9f4" officeooo:paragraph-rsid="001df9f4"/>
    </style:style>
    <style:style style:name="P3" style:family="paragraph" style:parent-style-name="Text_20_body">
      <style:text-properties officeooo:paragraph-rsid="001df9f4"/>
    </style:style>
    <style:style style:name="T1" style:family="text">
      <style:text-properties officeooo:rsid="001df9f4"/>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s tema 5</text:p>
      <text:p text:style-name="P2">Dispositivos que forman parte de la red doméstica</text:p>
      <text:p text:style-name="P2">- tv</text:p>
      <text:p text:style-name="P2">- movil</text:p>
      <text:p text:style-name="P2">- raspberry</text:p>
      <text:p text:style-name="P2"/>
      <text:p text:style-name="P2">- Router </text:p>
      <text:p text:style-name="P2">- Con conexión wifi y modem</text:p>
      <text:p text:style-name="P2"/>
      <text:p text:style-name="P2">- Ordenador</text:p>
      <text:p text:style-name="P2">- Adaptador inalámbrico (wifi) <text:s/>del ordenador</text:p>
      <text:p text:style-name="P2"/>
      <text:p text:style-name="P2">Diferencia entre modems y routers</text:p>
      <text:p text:style-name="P3"><text:span text:style-name="Strong_20_Emphasis"><text:span text:style-name="T1">Módem:</text:span></text:span><text:span text:style-name="T1"> Es el dispositivo que recibe la señal de Internet de tu proveedor y la convierte en un formato utilizable por tus dispositivos. Antes, esto implicaba convertir señales analógicas en digitales, pero hoy en día, con tecnologías como la fibra óptica, los módems trabajan exclusivamente con señales digitales.</text:span></text:p>
      <text:p text:style-name="P3"><text:span text:style-name="Strong_20_Emphasis">Router:</text:span> Es el dispositivo que distribuye esa conexión a varios dispositivos en tu casa. Crea una red local (Wi-Fi o por cable), permitiendo que múltiples equipos se conecten simultáneamente y gestionando el tráfico de datos de manera eficiente.</text:p>
      <text:p text:style-name="Text_20_body">En pocas palabras, el módem <text:span text:style-name="Strong_20_Emphasis">trae</text:span> Internet a tu casa, mientras que el router <text:span text:style-name="Strong_20_Emphasis">lo reparte</text:span> entre todos tus dispositivos. A menudo, los proveedores de Internet ofrecen equipos combinados que realizan ambas funciones en uno solo.</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7T17:16:27.889000000</meta:creation-date>
    <dc:date>2025-05-27T20:42:46.209000000</dc:date>
    <meta:editing-duration>PT3H15M58S</meta:editing-duration>
    <meta:editing-cycles>2</meta:editing-cycles>
    <meta:generator>LibreOffice/24.2.3.2$Windows_X86_64 LibreOffice_project/433d9c2ded56988e8a90e6b2e771ee4e6a5ab2ba</meta:generator>
    <meta:document-statistic meta:table-count="0" meta:image-count="0" meta:object-count="0" meta:page-count="1" meta:paragraph-count="13" meta:word-count="160" meta:character-count="992" meta:non-whitespace-character-count="843"/>
  </office:meta>
</office:document-meta>
</file>